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37cm"/>
    </style:style>
    <style:style style:name="gr8" style:family="graphic" style:parent-style-name="standard">
      <style:graphic-properties draw:stroke="none" svg:stroke-color="#000000" draw:fill="none" draw:fill-color="#ffffff" fo:min-height="0.753cm"/>
    </style:style>
    <style:style style:name="gr9" style:family="graphic" style:parent-style-name="standard">
      <style:graphic-properties draw:stroke="none" svg:stroke-color="#000000" draw:fill="none" draw:fill-color="#ffffff" fo:min-height="0.198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b3b3b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9" style:family="paragraph">
      <style:paragraph-properties fo:margin-left="0cm" fo:margin-right="0cm" fo:text-align="end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2.7cm" svg:height="12.065cm" svg:x="3.54cm" svg:y="2.27cm">
            <text:p text:style-name="P5"/>
          </draw:rect>
          <draw:rect draw:style-name="gr2" draw:text-style-name="P2" draw:layer="layout" svg:width="3.81cm" svg:height="4.445cm" svg:x="14.335cm" svg:y="2.905cm">
            <text:p text:style-name="P5"/>
          </draw:rect>
          <draw:rect draw:style-name="gr2" draw:text-style-name="P4" draw:layer="layout" svg:width="5.08cm" svg:height="0.635cm" svg:x="6.08cm" svg:y="6.715cm">
            <text:p text:style-name="P3"><text:span text:style-name="T1">User Counter</text:span></text:p>
          </draw:rect>
          <draw:rect draw:style-name="gr2" draw:text-style-name="P4" draw:layer="layout" svg:width="5.08cm" svg:height="0.635cm" svg:x="6.08cm" svg:y="4.175cm">
            <text:p text:style-name="P3"><text:span text:style-name="T1">Free Counter</text:span></text:p>
          </draw:rect>
          <draw:rect draw:style-name="gr2" draw:text-style-name="P4" draw:layer="layout" svg:width="5.08cm" svg:height="0.635cm" svg:x="6.08cm" svg:y="7.985cm">
            <text:p text:style-name="P3"><text:span text:style-name="T1">Bit Counter</text:span></text:p>
          </draw:rect>
          <draw:rect draw:style-name="gr2" draw:text-style-name="P4" draw:layer="layout" svg:width="5.08cm" svg:height="0.635cm" svg:x="7.985cm" svg:y="10.525cm">
            <text:p text:style-name="P3"><text:span text:style-name="T1">Output Shift Register</text:span></text:p>
          </draw:rect>
          <draw:custom-shape draw:style-name="gr3" draw:text-style-name="P1" draw:layer="layout" svg:width="2.54cm" svg:height="0.635cm" svg:x="11.16cm" svg:y="9.255cm">
            <text:p text:style-name="P5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1" draw:layer="layout" svg:x1="4.81cm" svg:y1="3.54cm" svg:x2="14.335cm" svg:y2="3.54cm">
            <text:p text:style-name="P5"/>
          </draw:line>
          <draw:line draw:style-name="gr4" draw:text-style-name="P1" draw:layer="layout" svg:x1="12.43cm" svg:y1="9.89cm" svg:x2="12.43cm" svg:y2="10.525cm">
            <text:p text:style-name="P5"/>
          </draw:line>
          <draw:line draw:style-name="gr4" draw:text-style-name="P1" draw:layer="layout" svg:x1="13.065cm" svg:y1="6.08cm" svg:x2="13.065cm" svg:y2="9.255cm">
            <text:p text:style-name="P5"/>
          </draw:line>
          <draw:line draw:style-name="gr5" draw:text-style-name="P1" draw:layer="layout" svg:x1="13.065cm" svg:y1="6.08cm" svg:x2="14.335cm" svg:y2="6.08cm">
            <text:p text:style-name="P5"/>
          </draw:line>
          <draw:line draw:style-name="gr4" draw:text-style-name="P1" draw:layer="layout" svg:x1="4.842cm" svg:y1="7.032cm" svg:x2="6.112cm" svg:y2="7.032cm">
            <text:p text:style-name="P5"/>
          </draw:line>
          <draw:line draw:style-name="gr4" draw:text-style-name="P1" draw:layer="layout" svg:x1="11.811cm" svg:y1="4.445cm" svg:x2="11.795cm" svg:y2="9.255cm">
            <text:p text:style-name="P5"/>
          </draw:line>
          <draw:line draw:style-name="gr4" draw:text-style-name="P1" draw:layer="layout" svg:x1="13.065cm" svg:y1="10.864cm" svg:x2="17.51cm" svg:y2="10.864cm">
            <text:p text:style-name="P5"/>
          </draw:line>
          <draw:custom-shape draw:style-name="gr6" draw:text-style-name="P2" draw:layer="layout" svg:width="1.27cm" svg:height="2.54cm" svg:x="18.145cm" svg:y="3.54cm">
            <text:p text:style-name="P3"><text:span text:style-name="T2">Bus</text:span></text:p>
            <text:p text:style-name="P3"><text:span text:style-name="T2">I/F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6" draw:layer="layout" svg:width="3.947cm" svg:height="0.687cm" svg:x="2.891cm" svg:y="1.216cm">
            <draw:text-box>
              <text:p text:style-name="P5"><text:span text:style-name="T1">Input Shift Reg. Data</text:span></text:p>
            </draw:text-box>
          </draw:frame>
          <draw:frame draw:style-name="gr8" draw:text-style-name="P7" draw:layer="layout" svg:width="1.462cm" svg:height="1.003cm" svg:x="17.436cm" svg:y="10.401cm">
            <draw:text-box>
              <text:p text:style-name="P5"><text:span text:style-name="T2">Module</text:span></text:p>
              <text:p text:style-name="P5"><text:span text:style-name="T2">TDO</text:span></text:p>
            </draw:text-box>
          </draw:frame>
          <draw:frame draw:style-name="gr9" draw:text-style-name="P8" draw:layer="layout" svg:width="1.409cm" svg:height="0.493cm" svg:x="12.727cm" svg:y="3.125cm">
            <draw:text-box>
              <text:p text:style-name="P5"><text:span text:style-name="T3">Data out</text:span></text:p>
            </draw:text-box>
          </draw:frame>
          <draw:frame draw:style-name="gr9" draw:text-style-name="P8" draw:layer="layout" svg:width="1.248cm" svg:height="0.493cm" svg:x="13.058cm" svg:y="5.687cm">
            <draw:text-box>
              <text:p text:style-name="P5"><text:span text:style-name="T3">Data in</text:span></text:p>
            </draw:text-box>
          </draw:frame>
          <draw:frame draw:style-name="gr10" draw:text-style-name="P9" draw:layer="layout" svg:width="6.35cm" svg:height="0.885cm" svg:x="6.715cm" svg:y="2.27cm">
            <draw:text-box>
              <text:p text:style-name="P3"><text:span text:style-name="T4">JSP Module Structure</text:span></text:p>
            </draw:text-box>
          </draw:frame>
          <draw:rect draw:style-name="gr2" draw:text-style-name="P4" draw:layer="layout" svg:width="5.08cm" svg:height="0.635cm" svg:x="6.08cm" svg:y="5.445cm">
            <text:p text:style-name="P3"><text:span text:style-name="T1">Available Counter</text:span></text:p>
          </draw:rect>
          <draw:line draw:style-name="gr11" draw:text-style-name="P1" draw:layer="layout" svg:x1="4.815cm" svg:y1="7.006cm" svg:x2="4.805cm" svg:y2="1.841cm">
            <text:p text:style-name="P5"/>
          </draw:line>
          <draw:line draw:style-name="gr12" draw:text-style-name="P1" draw:layer="layout" svg:x1="14.346cm" svg:y1="4.471cm" svg:x2="11.171cm" svg:y2="4.471cm">
            <text:p text:style-name="P5"/>
          </draw:line>
          <draw:line draw:style-name="gr12" draw:text-style-name="P1" draw:layer="layout" svg:x1="14.314cm" svg:y1="5.762cm" svg:x2="11.139cm" svg:y2="5.762cm">
            <text:p text:style-name="P5"/>
          </draw:line>
          <draw:frame draw:style-name="gr9" draw:text-style-name="P8" draw:layer="layout" svg:width="2.044cm" svg:height="0.493cm" svg:x="12.101cm" svg:y="4.105cm">
            <draw:text-box>
              <text:p text:style-name="P5"><text:span text:style-name="T3">Bytes free</text:span></text:p>
            </draw:text-box>
          </draw:frame>
          <draw:frame draw:style-name="gr9" draw:text-style-name="P8" draw:layer="layout" svg:width="1.409cm" svg:height="0.493cm" svg:x="12.728cm" svg:y="3.126cm">
            <draw:text-box>
              <text:p text:style-name="P5"><text:span text:style-name="T3">Data out</text:span></text:p>
            </draw:text-box>
          </draw:frame>
          <draw:frame draw:style-name="gr9" draw:text-style-name="P8" draw:layer="layout" svg:width="2.54cm" svg:height="0.493cm" svg:x="12.112cm" svg:y="5.396cm">
            <draw:text-box>
              <text:p text:style-name="P5"><text:span text:style-name="T3">Bytes available</text:span></text:p>
            </draw:text-box>
          </draw:frame>
          <draw:frame draw:style-name="gr9" draw:text-style-name="P8" draw:layer="layout" svg:width="3.175cm" svg:height="0.493cm" svg:x="14.335cm" svg:y="2.905cm">
            <draw:text-box>
              <text:p text:style-name="P5"><text:span text:style-name="T3">Bus Interface Unit</text:span></text:p>
            </draw:text-box>
          </draw:frame>
          <draw:rect draw:style-name="gr13" draw:text-style-name="P10" draw:layer="layout" svg:width="1.27cm" svg:height="1.27cm" svg:x="14.97cm" svg:y="3.54cm">
            <text:p text:style-name="P3"><text:span text:style-name="T2">FIFO</text:span></text:p>
          </draw:rect>
          <draw:rect draw:style-name="gr13" draw:text-style-name="P2" draw:layer="layout" svg:width="1.27cm" svg:height="3.175cm" svg:x="16.875cm" svg:y="3.54cm">
            <text:p text:style-name="P3"><text:span text:style-name="T2">UART</text:span></text:p>
            <text:p text:style-name="P3"><text:span text:style-name="T2">registers</text:span></text:p>
          </draw:rect>
          <draw:rect draw:style-name="gr13" draw:text-style-name="P10" draw:layer="layout" svg:width="1.27cm" svg:height="1.27cm" svg:x="14.97cm" svg:y="5.445cm">
            <text:p text:style-name="P3"><text:span text:style-name="T2">FIFO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Nathan Yawn</meta:initial-creator>
    <meta:creation-date>2008-07-01T15:48:46</meta:creation-date>
    <dc:date>2010-03-30T17:37:44</dc:date>
    <meta:editing-cycles>9</meta:editing-cycles>
    <meta:editing-duration>PT46M2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